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P2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3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P5" style:parent-style-name="Normal" style:family="paragraph"/>
    <style:style style:name="T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7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8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9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 fo:language="fr" fo:country="FR"/>
    </style:style>
    <style:style style:name="P11" style:parent-style-name="Normal" style:family="paragraph"/>
    <style:style style:name="T12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13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16" style:parent-style-name="Normal" style:family="paragraph"/>
    <style:style style:name="T1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18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20" style:parent-style-name="Normal" style:family="paragraph"/>
    <style:style style:name="T2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22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P25" style:parent-style-name="Normal" style:family="paragraph"/>
    <style:style style:name="T2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T27" style:parent-style-name="Policepardéfaut" style:family="text">
      <style:text-properties style:font-name="Arial" style:font-name-complex="Arial" fo:font-size="14pt" style:font-size-asian="14pt" style:font-size-complex="14pt" fo:language="en" fo:country="GB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P29" style:parent-style-name="Normal" style:family="paragraph"/>
    <style:style style:name="T30" style:parent-style-name="Policepardéfaut" style:family="text">
      <style:text-properties style:font-name="Arial" style:font-name-complex="Arial" fo:font-size="14pt" style:font-size-asian="14pt" style:font-size-complex="14pt" fo:language="en" fo:country="GB"/>
    </style:style>
    <style:style style:name="T31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GB"/>
    </style:style>
    <style:style style:name="P38" style:parent-style-name="Normal" style:family="paragraph"/>
    <style:style style:name="T39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40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3" style:parent-style-name="Paragraphedeliste" style:family="paragraph"/>
    <style:style style:name="T44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45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 fo:language="fr" fo:country="FR"/>
    </style:style>
    <style:style style:name="P5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P51" style:parent-style-name="Normal" style:family="paragraph"/>
    <style:style style:name="T52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53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56" style:parent-style-name="Normal" style:family="paragraph"/>
    <style:style style:name="T5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58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 fo:language="fr" fo:country="FR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 fo:language="fr" fo:country="FR"/>
    </style:style>
    <style:style style:name="P61" style:parent-style-name="Normal" style:family="paragraph"/>
    <style:style style:name="T62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63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64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65" style:parent-style-name="Normal" style:family="paragraph"/>
    <style:style style:name="T6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fr" fo:country="FR"/>
    </style:style>
    <style:style style:name="T67" style:parent-style-name="Policepardéfaut" style:family="text">
      <style:text-properties style:font-name="Arial" style:font-name-complex="Arial" fo:font-size="14pt" style:font-size-asian="14pt" style:font-size-complex="14pt" fo:language="fr" fo:country="FR"/>
    </style:style>
    <style:style style:name="P68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 fo:language="en" fo:country="GB"/>
    </style:style>
  </office:automatic-styles>
  <office:body>
    <office:text text:use-soft-page-breaks="true">
      <text:p text:style-name="P1">1. Introduction to Variables</text:p>
      <text:list text:style-name="LFO1" text:continue-numbering="true">
        <text:list-item>
          <text:p text:style-name="P2">A variable is a storage location in memory with a name and a type</text:p>
        </text:list-item>
        <text:list-item>
          <text:p text:style-name="P3">Variables store data that can be modified or accessed throughout the program.</text:p>
        </text:list-item>
      </text:list>
      <text:p text:style-name="P4">2. Basic Data Types</text:p>
      <text:list text:style-name="LFO2" text:continue-numbering="true">
        <text:list-item>
          <text:p text:style-name="P5"><text:span text:style-name="T6">Integer Types</text:span><text:span text:style-name="T7">:</text:span></text:p>
          <text:list text:continue-numbering="true">
            <text:list-item>
              <text:p text:style-name="P8">int: Whole numbers, e.g., int age = 25;</text:p>
            </text:list-item>
            <text:list-item>
              <text:p text:style-name="P9">short and long: Variants of int with different size limits.</text:p>
            </text:list-item>
            <text:list-item>
              <text:p text:style-name="P10">unsigned int: Non-negative integers.</text:p>
            </text:list-item>
          </text:list>
        </text:list-item>
        <text:list-item>
          <text:p text:style-name="P11"><text:span text:style-name="T12">Floating-Point Types</text:span><text:span text:style-name="T13">:</text:span></text:p>
          <text:list text:continue-numbering="true">
            <text:list-item>
              <text:p text:style-name="P14">float: Single precision decimal numbers, e.g., float pi = 3.14;</text:p>
            </text:list-item>
            <text:list-item>
              <text:p text:style-name="P15">double: Double precision, for more precise decimal numbers, e.g., double pi = 3.14159;</text:p>
            </text:list-item>
          </text:list>
        </text:list-item>
        <text:list-item>
          <text:p text:style-name="P16"><text:span text:style-name="T17">Character Type</text:span><text:span text:style-name="T18">:</text:span></text:p>
          <text:list text:continue-numbering="true">
            <text:list-item>
              <text:p text:style-name="P19">char: Stores a single character, e.g., char letter = 'A';</text:p>
            </text:list-item>
          </text:list>
        </text:list-item>
        <text:list-item>
          <text:p text:style-name="P20"><text:span text:style-name="T21">Boolean Type</text:span><text:span text:style-name="T22">:</text:span></text:p>
          <text:list text:continue-numbering="true">
            <text:list-item>
              <text:p text:style-name="P23">bool: Represents true or false, e.g., bool isActive = true;</text:p>
            </text:list-item>
          </text:list>
        </text:list-item>
      </text:list>
      <text:p text:style-name="P24">3. Constants</text:p>
      <text:list text:style-name="LFO3" text:continue-numbering="true">
        <text:list-item>
          <text:p text:style-name="P25"><text:span text:style-name="T26">Constant Variables</text:span><text:span text:style-name="T27">: Use const keyword to declare variables that cannot be modified after their initialization.</text:span></text:p>
        </text:list-item>
      </text:list>
      <text:p text:style-name="P28">4. Modifiers</text:p>
      <text:list text:style-name="LFO4" text:continue-numbering="true">
        <text:list-item>
          <text:p text:style-name="P29"><text:span text:style-name="T30">Modifiers change the size or behavior of basic data types.<text:s/></text:span><text:span text:style-name="T31">Example:</text:span></text:p>
          <text:list text:continue-numbering="true">
            <text:list-item>
              <text:p text:style-name="P32">unsigned: For non-negative numbers.</text:p>
            </text:list-item>
            <text:list-item>
              <text:p text:style-name="P33">long: To increase the size of variables, e.g., long long.</text:p>
            </text:list-item>
          </text:list>
        </text:list-item>
      </text:list>
      <text:p text:style-name="P34">5.<text:s/>Best Practices</text:p>
      <text:list text:style-name="LFO6" text:continue-numbering="true">
        <text:list-item>
          <text:p text:style-name="P35">Use meaningful names for variables.</text:p>
        </text:list-item>
        <text:list-item>
          <text:p text:style-name="P36">Avoid using magic numbers (i.e., use constants or variables to improve readability).</text:p>
        </text:list-item>
      </text:list>
      <text:soft-page-break/>
      <text:p text:style-name="P37">Difference Between char and string</text:p>
      <text:list text:style-name="LFO7" text:continue-numbering="true">
        <text:list-item>
          <text:p text:style-name="P38"><text:span text:style-name="T39">char</text:span><text:span text:style-name="T40">:</text:span></text:p>
          <text:list text:continue-numbering="true">
            <text:list-item>
              <text:p text:style-name="P41">char is a data type that holds a single character.</text:p>
            </text:list-item>
            <text:list-item>
              <text:p text:style-name="P42">It requires 1 byte of memory (usually).</text:p>
            </text:list-item>
          </text:list>
        </text:list-item>
        <text:list-item>
          <text:p text:style-name="P43"><text:span text:style-name="T44">string</text:span><text:span text:style-name="T45">:</text:span></text:p>
          <text:list text:continue-numbering="true">
            <text:list-item>
              <text:p text:style-name="P46">string is a sequence of characters.</text:p>
            </text:list-item>
            <text:list-item>
              <text:p text:style-name="P47">In C++, the string data type is part of the Standard Template Library (STL) and requires the &lt;string&gt; header.</text:p>
            </text:list-item>
            <text:list-item>
              <text:p text:style-name="P48">You can think of a string as an array of char values but with more functionality.</text:p>
            </text:list-item>
            <text:list-item>
              <text:p text:style-name="P49">Example:</text:p>
            </text:list-item>
          </text:list>
        </text:list-item>
      </text:list>
      <text:p text:style-name="P50">Key Differences:</text:p>
      <text:list text:style-name="LFO8" text:continue-numbering="true">
        <text:list-item>
          <text:p text:style-name="P51"><text:span text:style-name="T52">Size</text:span><text:span text:style-name="T53">:</text:span></text:p>
          <text:list text:continue-numbering="true">
            <text:list-item>
              <text:p text:style-name="P54">char can store only one character.</text:p>
            </text:list-item>
            <text:list-item>
              <text:p text:style-name="P55">string can store multiple characters, forming words or sentences.</text:p>
            </text:list-item>
          </text:list>
        </text:list-item>
        <text:list-item>
          <text:p text:style-name="P56"><text:span text:style-name="T57">Syntax</text:span><text:span text:style-name="T58">:</text:span></text:p>
          <text:list text:continue-numbering="true">
            <text:list-item>
              <text:p text:style-name="P59">char: Single quotes 'A'.</text:p>
            </text:list-item>
            <text:list-item>
              <text:p text:style-name="P60">string: Double quotes "Alice".</text:p>
            </text:list-item>
          </text:list>
        </text:list-item>
        <text:list-item>
          <text:p text:style-name="P61"><text:span text:style-name="T62">Usage</text:span><text:span text:style-name="T63">:</text:span></text:p>
          <text:list text:continue-numbering="true">
            <text:list-item>
              <text:p text:style-name="P64">char is used when dealing with individual characters, while string is used for more complex text manipulation.</text:p>
            </text:list-item>
          </text:list>
        </text:list-item>
        <text:list-item>
          <text:p text:style-name="P65"><text:span text:style-name="T66">Operations</text:span><text:span text:style-name="T67">:</text:span></text:p>
          <text:list text:continue-numbering="true">
            <text:list-item>
              <text:p text:style-name="P68">Strings come with built-in functions for common operations like finding length (length()), concatenating (+), or accessing individual characters using array notation (name[0] for the first character).</text:p>
            </text:list-item>
          </text:list>
        </text:list-item>
      </text:list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DengXian Light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language="pt" fo:country="PT"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Calibri Light" style:font-name-asian="DengXian Light" style:font-name-complex="Times New Roman" fo:color="#1F3763" fo:font-size="12pt" style:font-size-asian="12pt" style:font-size-complex="12pt" fo:language="pt" fo:country="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ra Costa</meta:initial-creator>
    <dc:creator>Vera Costa</dc:creator>
    <meta:creation-date>2024-10-24T19:15:00Z</meta:creation-date>
    <dc:date>2024-10-24T19:28:00Z</dc:date>
    <meta:template xlink:href="Normal" xlink:type="simple"/>
    <meta:editing-cycles>1</meta:editing-cycles>
    <meta:editing-duration>PT0S</meta:editing-duration>
    <meta:document-statistic meta:page-count="2" meta:paragraph-count="3" meta:word-count="307" meta:character-count="1998" meta:row-count="14" meta:non-whitespace-character-count="1694"/>
  </office:meta>
</office:document-meta>
</file>